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B" style:family="table-column">
      <style:table-column-properties style:column-width="11.333cm" style:rel-column-width="43690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83737" officeooo:paragraph-rsid="00083737"/>
    </style:style>
    <style:style style:name="P2" style:family="paragraph" style:parent-style-name="Standard">
      <style:paragraph-properties fo:text-align="start" style:justify-single-word="false"/>
      <style:text-properties officeooo:rsid="00083737" officeooo:paragraph-rsid="00083737"/>
    </style:style>
    <style:style style:name="P3" style:family="paragraph" style:parent-style-name="Standard">
      <style:paragraph-properties fo:text-align="center" style:justify-single-word="false"/>
      <style:text-properties fo:font-size="8pt" officeooo:rsid="00083737" officeooo:paragraph-rsid="00083737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fo:font-size="6.19999980926514pt" officeooo:rsid="00083737" officeooo:paragraph-rsid="00083737" style:font-size-asian="6.19999980926514pt" style:font-size-complex="6.19999980926514pt"/>
    </style:style>
    <style:style style:name="P5" style:family="paragraph" style:parent-style-name="Table_20_Contents">
      <style:paragraph-properties fo:text-align="start" style:justify-single-word="false"/>
      <style:text-properties fo:font-size="6.19999980926514pt" style:font-size-asian="6.19999980926514pt" style:font-size-complex="6.19999980926514pt"/>
    </style:style>
    <style:style style:name="P6" style:family="paragraph" style:parent-style-name="Table_20_Contents">
      <style:paragraph-properties fo:text-align="start" style:justify-single-word="false"/>
      <style:text-properties fo:font-size="6.19999980926514pt" officeooo:paragraph-rsid="00083737" style:font-size-asian="6.19999980926514pt" style:font-size-complex="6.19999980926514pt"/>
    </style:style>
    <style:style style:name="P7" style:family="paragraph" style:parent-style-name="Table_20_Contents">
      <style:paragraph-properties fo:text-align="start" style:justify-single-word="false"/>
      <style:text-properties fo:font-size="6.19999980926514pt" fo:font-style="italic" officeooo:paragraph-rsid="00083737" style:font-size-asian="6.19999980926514pt" style:font-style-asian="italic" style:font-size-complex="6.19999980926514pt" style:font-style-complex="italic"/>
    </style:style>
    <style:style style:name="T1" style:family="text">
      <style:text-properties officeooo:rsid="00083737"/>
    </style:style>
    <style:style style:name="T2" style:family="text">
      <style:text-properties fo:font-size="7pt" officeooo:rsid="00083737" style:font-size-asian="7pt" style:font-size-complex="7pt"/>
    </style:style>
    <style:style style:name="T3" style:family="text">
      <style:text-properties fo:font-variant="normal" fo:text-transform="none" fo:color="#525252" style:font-name="sans-serif" fo:font-size="9.75pt" fo:letter-spacing="normal" fo:font-style="normal" fo:font-weight="bold" loext:padding="0cm" loext:border="none"/>
    </style:style>
    <style:style style:name="T4" style:family="text">
      <style:text-properties fo:font-variant="normal" fo:text-transform="none" fo:color="#525252" style:font-name="sans-serif" fo:letter-spacing="normal" fo:font-style="normal" fo:font-weight="bold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ponses aux questions - TP ES – Groupe 8</text:p>
      <text:p text:style-name="P1"/>
      <text:p text:style-name="P3"><text:span text:style-name="T4">AZABARAbdellah</text:span></text:p>
      <text:p text:style-name="P3"><text:span text:style-name="T4">SALIBI Eddy</text:span></text:p>
      <text:p text:style-name="P3"><text:span text:style-name="T4">ABDULHALIM Khaled</text:span></text:p>
      <text:p text:style-name="P3"><text:span text:style-name="T4"/></text:p>
      <text:p text:style-name="P3"><text:span text:style-name="T4"/></text:p>
      <text:p text:style-name="P2"/>
      <table:table table:name="Tableau1" table:style-name="Tableau1">
        <table:table-column table:style-name="Tableau1.A"/>
        <table:table-column table:style-name="Tableau1.B"/>
        <table:table-row table:style-name="TableLine94472399547488">
          <table:table-cell table:style-name="Tableau1.A1" office:value-type="string">
            <text:p text:style-name="P4">Question 1</text:p>
          </table:table-cell>
          <table:table-cell table:style-name="Tableau1.B1" office:value-type="string">
            <text:p text:style-name="P7"><text:span text:style-name="T1">Vous trouvez le code dans le répertoire ( fichier app.js )</text:span></text:p>
          </table:table-cell>
        </table:table-row>
        <table:table-row table:style-name="TableLine94472399547488">
          <table:table-cell table:style-name="Tableau1.A2" office:value-type="string">
            <text:p text:style-name="P4">Question 2</text:p>
          </table:table-cell>
          <table:table-cell table:style-name="Tableau1.B2" office:value-type="string">
            <text:p text:style-name="P5">GET /groupe_8/_search</text:p>
            <text:p text:style-name="P5">{</text:p>
            <text:p text:style-name="P5"><text:s text:c="2"/>"query": {</text:p>
            <text:p text:style-name="P5"><text:s text:c="4"/>"match_all": { }</text:p>
            <text:p text:style-name="P5"><text:s text:c="2"/>}</text:p>
            <text:p text:style-name="P5">}</text:p>
          </table:table-cell>
        </table:table-row>
        <table:table-row table:style-name="TableLine94472399547488">
          <table:table-cell table:style-name="Tableau1.A2" office:value-type="string">
            <text:p text:style-name="P4">Question 3</text:p>
          </table:table-cell>
          <table:table-cell table:style-name="Tableau1.B2" office:value-type="string">
            <text:p text:style-name="P5">GET /groupe_8/_search</text:p>
            <text:p text:style-name="P5">{</text:p>
            <text:p text:style-name="P5"><text:s text:c="2"/>"size": 100,</text:p>
            <text:p text:style-name="P5"><text:s text:c="2"/>"query": {</text:p>
            <text:p text:style-name="P5"><text:s text:c="4"/>"match_all": { }</text:p>
            <text:p text:style-name="P5"><text:s text:c="2"/>}</text:p>
            <text:p text:style-name="P5">}</text:p>
          </table:table-cell>
        </table:table-row>
        <table:table-row table:style-name="TableLine94472399547488">
          <table:table-cell table:style-name="Tableau1.A2" office:value-type="string">
            <text:p text:style-name="P4">Question 4</text:p>
          </table:table-cell>
          <table:table-cell table:style-name="Tableau1.B2" office:value-type="string">
            <text:p text:style-name="P5">GET /groupe_8/_search</text:p>
            <text:p text:style-name="P5">{</text:p>
            <text:p text:style-name="P5"><text:s text:c="2"/>"query": {</text:p>
            <text:p text:style-name="P5"><text:s text:c="4"/>"bool": {</text:p>
            <text:p text:style-name="P5"><text:s text:c="6"/>"must": [</text:p>
            <text:p text:style-name="P5"><text:s text:c="8"/>{"match": {"date": "May"}},</text:p>
            <text:p text:style-name="P5"><text:s text:c="8"/>{"match": {"date": "2017"}}</text:p>
            <text:p text:style-name="P5"><text:s text:c="6"/>]</text:p>
            <text:p text:style-name="P5"><text:s text:c="4"/>}</text:p>
            <text:p text:style-name="P5"><text:s text:c="2"/>}</text:p>
            <text:p text:style-name="P5">}</text:p>
          </table:table-cell>
        </table:table-row>
        <table:table-row table:style-name="TableLine94472399547488">
          <table:table-cell table:style-name="Tableau1.A2" office:value-type="string">
            <text:p text:style-name="P4">Question 5</text:p>
          </table:table-cell>
          <table:table-cell table:style-name="Tableau1.B2" office:value-type="string">
            <text:p text:style-name="P5">GET /groupe_8/_search</text:p>
            <text:p text:style-name="P5">{</text:p>
            <text:p text:style-name="P5"><text:s text:c="2"/>"query": {</text:p>
            <text:p text:style-name="P5"><text:s text:c="4"/>"match": {</text:p>
            <text:p text:style-name="P5"><text:s text:c="6"/>"title": "elastic"</text:p>
            <text:p text:style-name="P5"><text:s text:c="4"/>}</text:p>
            <text:p text:style-name="P5"><text:s text:c="2"/>}</text:p>
            <text:p text:style-name="P5">}</text:p>
          </table:table-cell>
        </table:table-row>
        <table:table-row table:style-name="TableLine94472399547488">
          <table:table-cell table:style-name="Tableau1.A2" office:value-type="string">
            <text:p text:style-name="P4">Question 6</text:p>
          </table:table-cell>
          <table:table-cell table:style-name="Tableau1.B2" office:value-type="string">
            <text:p text:style-name="P5">GET /groupe_8/_search</text:p>
            <text:p text:style-name="P5">{</text:p>
            <text:p text:style-name="P5"><text:s text:c="2"/>"query": {</text:p>
            <text:p text:style-name="P5"><text:s text:c="4"/>"match": {</text:p>
            <text:p text:style-name="P5"><text:s text:c="6"/>"title": "elastic stack"</text:p>
            <text:p text:style-name="P5"><text:s text:c="4"/>}</text:p>
            <text:p text:style-name="P5"><text:s text:c="2"/>}</text:p>
            <text:p text:style-name="P5">}</text:p>
            <text:p text:style-name="P5"/>
            <text:p text:style-name="P5">Le nombre de résultats a augmenté en ajoutant un terme à la requête parce que nous avons ciblé la requête en ajoutant "stack" comme mot de plus.</text:p>
          </table:table-cell>
        </table:table-row>
        <table:table-row table:style-name="TableLine94472399547488">
          <table:table-cell table:style-name="Tableau1.A2" office:value-type="string">
            <text:p text:style-name="P4">Question 7</text:p>
          </table:table-cell>
          <table:table-cell table:style-name="Tableau1.B2" office:value-type="string">
            <text:p text:style-name="P5">GET /groupe_8/_search</text:p>
            <text:p text:style-name="P5">{</text:p>
            <text:p text:style-name="P5"><text:s text:c="2"/>"query": {</text:p>
            <text:p text:style-name="P5"><text:s text:c="4"/>"match": {</text:p>
            <text:p text:style-name="P5"><text:s text:c="6"/>"title": {</text:p>
            <text:p text:style-name="P5"><text:s text:c="8"/>"query": "elastic stack",</text:p>
            <text:p text:style-name="P5"><text:s text:c="8"/>"operator": "and"</text:p>
            <text:p text:style-name="P5"><text:s text:c="6"/>}</text:p>
            <text:p text:style-name="P5"><text:s text:c="4"/>}</text:p>
            <text:p text:style-name="P5"><text:s text:c="2"/>}</text:p>
            <text:p text:style-name="P5">}</text:p>
          </table:table-cell>
        </table:table-row>
        <table:table-row table:style-name="TableLine94472399547488">
          <table:table-cell table:style-name="Tableau1.A2" office:value-type="string">
            <text:p text:style-name="P6"><text:span text:style-name="T1">Question 8 (requête 1)</text:span></text:p>
          </table:table-cell>
          <table:table-cell table:style-name="Tableau1.B2" office:value-type="string">
            <text:p text:style-name="P5">GET /groupe_8/_search</text:p>
            <text:p text:style-name="P5">{</text:p>
            <text:p text:style-name="P5"><text:s text:c="2"/>"query": {</text:p>
            <text:p text:style-name="P5"><text:s text:c="4"/>"match": {</text:p>
            <text:p text:style-name="P5"><text:s text:c="6"/>"content": {</text:p>
            <text:p text:style-name="P5"><text:s text:c="8"/>"query": "search"</text:p>
            <text:p text:style-name="P5"><text:s text:c="6"/>}</text:p>
            <text:p text:style-name="P5"><text:s text:c="4"/>}</text:p>
            <text:p text:style-name="P5"><text:s text:c="2"/>}</text:p>
            <text:p text:style-name="P5">}</text:p>
          </table:table-cell>
        </table:table-row>
        <table:table-row table:style-name="TableLine94472399547488">
          <table:table-cell table:style-name="Tableau1.A2" office:value-type="string">
            <text:p text:style-name="P4">Question 8 (requête 2)</text:p>
          </table:table-cell>
          <table:table-cell table:style-name="Tableau1.B2" office:value-type="string">
            <text:p text:style-name="P5">GET /groupe_8/_search</text:p>
            <text:p text:style-name="P5">{</text:p>
            <text:p text:style-name="P5"><text:s text:c="2"/>"query" : {</text:p>
            <text:p text:style-name="P5"><text:s text:c="4"/>"bool" : {</text:p>
            <text:p text:style-name="P5"><text:s text:c="6"/>"should": [{</text:p>
            <text:p text:style-name="P5"><text:s text:c="8"/>"match": {</text:p>
            <text:p text:style-name="P5"><text:s text:c="10"/>"content": "search"</text:p>
            <text:p text:style-name="P5"><text:s text:c="8"/>}</text:p>
            <text:p text:style-name="P5"><text:s text:c="6"/>},</text:p>
            <text:p text:style-name="P5"><text:s text:c="6"/>{</text:p>
            <text:p text:style-name="P5"><text:s text:c="8"/>"match": {</text:p>
            <text:p text:style-name="P5"><text:s text:c="10"/>"content": "analytics"</text:p>
            <text:p text:style-name="P5"><text:s text:c="8"/>}</text:p>
            <text:p text:style-name="P5"><text:s text:c="6"/>}]</text:p>
            <text:p text:style-name="P5"><text:s text:c="4"/>}</text:p>
            <text:p text:style-name="P5"><text:s text:c="2"/>}</text:p>
            <text:p text:style-name="P5">}</text:p>
          </table:table-cell>
        </table:table-row>
        <text:soft-page-break/>
        <table:table-row table:style-name="TableLine94472399547488">
          <table:table-cell table:style-name="Tableau1.A2" office:value-type="string">
            <text:p text:style-name="P4">Question 8 (requête 3)</text:p>
          </table:table-cell>
          <table:table-cell table:style-name="Tableau1.B2" office:value-type="string">
            <text:p text:style-name="P5">GET /groupe_8/_search</text:p>
            <text:p text:style-name="P5">{</text:p>
            <text:p text:style-name="P5"><text:s text:c="2"/>"query" : {</text:p>
            <text:p text:style-name="P5"><text:s text:c="4"/>"bool" : {</text:p>
            <text:p text:style-name="P5"><text:s text:c="6"/>"must": [{</text:p>
            <text:p text:style-name="P5"><text:s text:c="8"/>"match": {</text:p>
            <text:p text:style-name="P5"><text:s text:c="10"/>"content": "search"</text:p>
            <text:p text:style-name="P5"><text:s text:c="8"/>}</text:p>
            <text:p text:style-name="P5"><text:s text:c="6"/>},</text:p>
            <text:p text:style-name="P5"><text:s text:c="6"/>{</text:p>
            <text:p text:style-name="P5"><text:s text:c="8"/>"match": {</text:p>
            <text:p text:style-name="P5"><text:s text:c="10"/>"content": "analytics"</text:p>
            <text:p text:style-name="P5"><text:s text:c="8"/>}</text:p>
            <text:p text:style-name="P5"><text:s text:c="6"/>}]</text:p>
            <text:p text:style-name="P5"><text:s text:c="4"/>}</text:p>
            <text:p text:style-name="P5"><text:s text:c="2"/>}</text:p>
            <text:p text:style-name="P5">}</text:p>
          </table:table-cell>
        </table:table-row>
        <table:table-row table:style-name="TableLine94472399547488">
          <table:table-cell table:style-name="Tableau1.A2" office:value-type="string">
            <text:p text:style-name="P4">Question 9</text:p>
          </table:table-cell>
          <table:table-cell table:style-name="Tableau1.B2" office:value-type="string">
            <text:p text:style-name="P5">GET /groupe_8/_search</text:p>
            <text:p text:style-name="P5">{</text:p>
            <text:p text:style-name="P5"><text:s text:c="2"/>"query": {</text:p>
            <text:p text:style-name="P5"><text:s text:c="4"/>"match_phrase": {</text:p>
            <text:p text:style-name="P5"><text:s text:c="6"/>"content":"search analytics"</text:p>
            <text:p text:style-name="P5"><text:s text:c="4"/>}</text:p>
            <text:p text:style-name="P5"><text:s text:c="2"/>}</text:p>
            <text:p text:style-name="P5">}</text:p>
          </table:table-cell>
        </table:table-row>
        <table:table-row table:style-name="TableLine94472399547488">
          <table:table-cell table:style-name="Tableau1.A2" office:value-type="string">
            <text:p text:style-name="P4">Question 10</text:p>
          </table:table-cell>
          <table:table-cell table:style-name="Tableau1.B2" office:value-type="string">
            <text:p text:style-name="P5">GET /groupe_8/_search</text:p>
            <text:p text:style-name="P5">{</text:p>
            <text:p text:style-name="P5"><text:s text:c="2"/>"query": {</text:p>
            <text:p text:style-name="P5"><text:s text:c="4"/>"match_phrase": {</text:p>
            <text:p text:style-name="P5"><text:s text:c="6"/>"content":"search X analytics"</text:p>
            <text:p text:style-name="P5"><text:s text:c="4"/>}</text:p>
            <text:p text:style-name="P5"><text:s text:c="2"/>}</text:p>
            <text:p text:style-name="P5">}</text:p>
          </table:table-cell>
        </table:table-row>
        <table:table-row table:style-name="TableLine94472399547488">
          <table:table-cell table:style-name="Tableau1.A2" office:value-type="string">
            <text:p text:style-name="P4">Question 11</text:p>
          </table:table-cell>
          <table:table-cell table:style-name="Tableau1.B2" office:value-type="string">
            <text:p text:style-name="P5">GET /groupe_8/_search</text:p>
            <text:p text:style-name="P5">{</text:p>
            <text:p text:style-name="P5"><text:s text:c="4"/>"query": {</text:p>
            <text:p text:style-name="P5"><text:s text:c="8"/>"bool": {</text:p>
            <text:p text:style-name="P5"><text:s text:c="12"/>"must": [</text:p>
            <text:p text:style-name="P5"><text:s text:c="16"/>{</text:p>
            <text:p text:style-name="P5"><text:s text:c="20"/>"bool": {</text:p>
            <text:p text:style-name="P5"><text:s text:c="24"/>"should": [</text:p>
            <text:p text:style-name="P5"><text:s text:c="28"/>{"term": {"content": "performance"}},</text:p>
            <text:p text:style-name="P5"><text:s text:c="28"/>{"term": {"content": "optimizations"}},</text:p>
            <text:p text:style-name="P5"><text:s text:c="28"/>{"term": {"content": "improvements"}}</text:p>
            <text:p text:style-name="P5"><text:s text:c="24"/>]</text:p>
            <text:p text:style-name="P5"><text:s text:c="20"/>}</text:p>
            <text:p text:style-name="P5"><text:s text:c="16"/>}</text:p>
            <text:p text:style-name="P5"><text:s text:c="12"/>]</text:p>
            <text:p text:style-name="P5"><text:s text:c="8"/>}</text:p>
            <text:p text:style-name="P5"><text:s text:c="4"/>}</text:p>
            <text:p text:style-name="P5">}</text:p>
          </table:table-cell>
        </table:table-row>
        <table:table-row table:style-name="TableLine94472399547488">
          <table:table-cell table:style-name="Tableau1.A2" office:value-type="string">
            <text:p text:style-name="P4">Question 12</text:p>
          </table:table-cell>
          <table:table-cell table:style-name="Tableau1.B2" office:value-type="string">
            <text:p text:style-name="P5">GET /groupe_8/_search</text:p>
            <text:p text:style-name="P5">{</text:p>
            <text:p text:style-name="P5"><text:s text:c="2"/>"query": {</text:p>
            <text:p text:style-name="P5"><text:s text:c="6"/>"bool": {</text:p>
            <text:p text:style-name="P5"><text:s text:c="10"/>"must": [</text:p>
            <text:p text:style-name="P5"><text:s text:c="14"/>{</text:p>
            <text:p text:style-name="P5"><text:s text:c="16"/>"bool": {</text:p>
            <text:p text:style-name="P5"><text:s text:c="20"/>"should": [</text:p>
            <text:p text:style-name="P5"><text:s text:c="24"/>{"term": {"content": "performance"}},</text:p>
            <text:p text:style-name="P5"><text:s text:c="24"/>{"term": {"content": "optimizations"}},</text:p>
            <text:p text:style-name="P5"><text:s text:c="24"/>{"term": {"content": "improvements"}}</text:p>
            <text:p text:style-name="P5"><text:s text:c="20"/>],</text:p>
            <text:p text:style-name="P5"><text:s text:c="20"/>"minimum_should_match": 2</text:p>
            <text:p text:style-name="P5"><text:s text:c="16"/>}</text:p>
            <text:p text:style-name="P5"><text:s text:c="14"/>}</text:p>
            <text:p text:style-name="P5"><text:s text:c="10"/>]</text:p>
            <text:p text:style-name="P5"><text:s text:c="6"/>}</text:p>
            <text:p text:style-name="P5"><text:s text:c="2"/>}</text:p>
            <text:p text:style-name="P5">}</text:p>
          </table:table-cell>
        </table:table-row>
        <table:table-row table:style-name="TableLine94472399547488">
          <table:table-cell table:style-name="Tableau1.A2" office:value-type="string">
            <text:p text:style-name="P4">Question 13</text:p>
          </table:table-cell>
          <table:table-cell table:style-name="Tableau1.B2" office:value-type="string">
            <text:p text:style-name="P5">Le score maximal était de 9.979115.</text:p>
            <text:p text:style-name="P5"/>
            <text:p text:style-name="P5">En ajoutant les paramètres should et match_phrase on peut améliorer les résultats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2T16:04:19.217508170</meta:creation-date>
    <dc:date>2021-05-12T16:15:02.797778142</dc:date>
    <meta:editing-duration>PT33S</meta:editing-duration>
    <meta:editing-cycles>1</meta:editing-cycles>
    <meta:generator>LibreOffice/6.4.7.2$Linux_X86_64 LibreOffice_project/40$Build-2</meta:generator>
    <meta:document-statistic meta:table-count="1" meta:image-count="0" meta:object-count="0" meta:page-count="2" meta:paragraph-count="171" meta:word-count="345" meta:character-count="2794" meta:non-whitespace-character-count="1761"/>
  </office:meta>
</office:document-meta>
</file>